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7.23cm" fo:margin-left="0cm" fo:margin-right="1.577cm" table:align="margins"/>
    </style:style>
    <style:style style:name="Таблица1.A" style:family="table-column">
      <style:table-column-properties style:column-width="10.837cm" style:rel-column-width="41221*"/>
    </style:style>
    <style:style style:name="Таблица1.B" style:family="table-column">
      <style:table-column-properties style:column-width="6.392cm" style:rel-column-width="2431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B4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language="ru" fo:country="RU"/>
    </style:style>
    <style:style style:name="P7" style:family="paragraph" style:parent-style-name="Text_20_body">
      <style:paragraph-properties fo:text-align="center" style:justify-single-word="false"/>
      <style:text-properties style:font-name="Cambria" fo:language="ru" fo:country="RU" fo:font-weight="normal" style:font-name-asian="Times New Roman3" style:font-weight-asian="normal" style:font-name-complex="Times New Roman3" style:font-weight-complex="normal"/>
    </style:style>
    <style:style style:name="P8" style:family="paragraph" style:parent-style-name="Text_20_body">
      <style:text-properties style:font-name="Cambria" fo:language="ru" fo:country="RU" style:font-name-asian="Times New Roman3" style:font-name-complex="Times New Roman3"/>
    </style:style>
    <style:style style:name="P9" style:family="paragraph" style:parent-style-name="Text_20_body">
      <style:paragraph-properties fo:text-align="center" style:justify-single-word="false"/>
      <style:text-properties style:font-name="Cambria"/>
    </style:style>
    <style:style style:name="P10" style:family="paragraph" style:parent-style-name="Text_20_body">
      <style:text-properties style:font-name="Cambria" style:font-name-asian="Times New Roman3" style:font-name-complex="Times New Roman3"/>
    </style:style>
    <style:style style:name="P11" style:family="paragraph" style:parent-style-name="Text_20_body">
      <style:text-properties style:font-name="Cambria" fo:language="en" fo:country="US"/>
    </style:style>
    <style:style style:name="P12" style:family="paragraph" style:parent-style-name="Text_20_body" style:list-style-name="L1">
      <style:text-properties style:font-name="Cambria"/>
    </style:style>
    <style:style style:name="P13" style:family="paragraph" style:parent-style-name="Text_20_body" style:list-style-name="L1">
      <style:text-properties style:font-name="Cambria" fo:language="ru" fo:country="RU"/>
    </style:style>
    <style:style style:name="P14" style:family="paragraph" style:parent-style-name="Text_20_body" style:list-style-name="L2">
      <style:text-properties style:font-name="Cambria"/>
    </style:style>
    <style:style style:name="P15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style:font-name-asian="Times New Roman3" style:font-name-complex="Times New Roman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name-asian="Times New Roman3" style:font-weight-asian="normal" style:font-name-complex="Times New Roman3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normal" style:font-name-asian="Times New Roman3" style:font-weight-asian="normal" style:font-name-complex="Times New Roman3" style:font-weight-complex="norm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style="italic" style:font-name-asian="Times New Roman3" style:font-style-asian="italic" style:font-name-complex="Times New Roman3" style:font-style-complex="italic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11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2" style:family="text">
      <style:text-properties fo:language="ru" fo:country="RU"/>
    </style:style>
    <style:style style:name="T13" style:family="text">
      <style:text-properties fo:language="ru" fo:country="RU" fo:font-weight="bold" style:font-name-asian="Times New Roman3" style:font-weight-asian="bold" style:font-name-complex="Times New Roman3" style:font-weight-complex="bold"/>
    </style:style>
    <style:style style:name="T14" style:family="text">
      <style:text-properties fo:language="ru" fo:country="RU" fo:font-weight="bold" style:font-weight-asian="bold" style:font-weight-complex="bold"/>
    </style:style>
    <style:style style:name="T15" style:family="text">
      <style:text-properties fo:language="ru" fo:country="RU" fo:font-weight="normal" style:font-name-asian="Times New Roman3" style:font-weight-asian="normal" style:font-name-complex="Times New Roman3" style:font-weight-complex="normal"/>
    </style:style>
    <style:style style:name="T16" style:family="text">
      <style:text-properties fo:language="ru" fo:country="RU" fo:font-weight="normal" style:font-weight-asian="normal" style:font-weight-complex="normal"/>
    </style:style>
    <style:style style:name="T17" style:family="text">
      <style:text-properties fo:language="ru" fo:country="RU" fo:font-style="normal" style:font-style-asian="normal" style:font-style-complex="normal"/>
    </style:style>
    <style:style style:name="T18" style:family="text">
      <style:text-properties fo:language="ru" fo:country="RU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fo:font-weight="normal" style:font-name-asian="Times New Roman3" style:font-style-asian="italic" style:font-weight-asian="normal" style:font-name-complex="Times New Roman3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101.png" xlink:type="simple" xlink:show="embed" xlink:actuate="onLoad"/></draw:frame></text:p>
          </table:table-cell>
          <table:table-cell table:style-name="Table1.B1" office:value-type="string">
            <text:h text:style-name="P4" text:outline-level="1">Суммирование элементов вектора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6">| векторизован | <text:span text:style-name="T5">C</text:span>и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0101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1">Блок </text:span><text:span text:style-name="T3">реализует суммирование всех элементов </text:span><text:span text:style-name="T20">векторных</text:span><text:span text:style-name="T3"> входных сигналов. Выход – </text:span><text:span text:style-name="T20">скалярная</text:span><text:span text:style-name="T3"> величина </text:span><text:span text:style-name="T6">(</text:span><text:span text:style-name="T3">по умолчанию</text:span><text:span text:style-name="T6">)</text:span><text:span text:style-name="T3">:</text:span></text:p>
            <text:p text:style-name="P9"><text:span text:style-name="T3"><draw:frame draw:style-name="fr3" draw:name="Object1" text:anchor-type="as-char" svg:width="7.548cm" svg:height="0.686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3">,</text:span></text:p>
            <text:p text:style-name="P5"><text:span text:style-name="T3">где</text:span><text:span text:style-name="T3"><draw:frame draw:style-name="fr3" draw:name="Object2" text:anchor-type="as-char" svg:width="3.445cm" svg:height="0.621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">— элементы векторов входных сигналов блоков </text:span><text:span text:style-name="T6">(</text:span><text:span text:style-name="T3">элементы векторов </text:span><text:span text:style-name="T3"><draw:frame draw:style-name="fr3" draw:name="Object4" text:anchor-type="as-char" svg:width="3.052cm" svg:height="0.621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">),</text:span><text:span text:style-name="T3"><draw:frame draw:style-name="fr3" draw:name="Object3" text:anchor-type="as-char" svg:width="1.087cm" svg:height="0.564cm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">— выходной сигнал блока, </text:span><text:span text:style-name="T3"><draw:frame draw:style-name="fr3" draw:name="Object5" text:anchor-type="as-char" svg:width="1.939cm" svg:height="0.621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">— весовые коэффициенты входов.</text:span></text:p>
            <text:p text:style-name="P5"><text:span text:style-name="T3">Если задано свойство суммировать через</text:span><text:span text:style-name="T3"><draw:frame draw:style-name="fr3" draw:name="Object7" text:anchor-type="as-char" svg:width="1.145cm" svg:height="0.549cm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15">элементов, то размерность выходного сигнала равна</text:span><text:span text:style-name="T15"><draw:frame draw:style-name="fr3" draw:name="Object8" text:anchor-type="as-char" svg:width="0.485cm" svg:height="0.549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5">. Например, алгоритм блока для</text:span><text:span text:style-name="T15"><draw:frame draw:style-name="fr3" draw:name="Object10" text:anchor-type="as-char" svg:width="1.162cm" svg:height="0.549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5">:</text:span></text:p>
            <text:p text:style-name="P7"><draw:frame draw:style-name="fr3" draw:name="Object9" text:anchor-type="as-char" svg:width="15.349cm" svg:height="1.395cm" draw:z-index="10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  <text:p text:style-name="P5"><text:span text:style-name="T13">Свойства</text:span>:</text:p>
            <text:list xml:id="list410580754222881377" text:style-name="L1">
              <text:list-item>
                <text:p text:style-name="P12">Весовые коэффициенты входов – числа<draw:frame draw:style-name="fr3" draw:name="Object6" text:anchor-type="as-char" svg:width="1.939cm" svg:height="0.621cm" draw:z-index="11"><draw:object xlink:href="./Object 6" xlink:type="simple" xlink:show="embed" xlink:actuate="onLoad"/><draw:image xlink:href="./ObjectReplacements/Object 6" xlink:type="simple" xlink:show="embed" xlink:actuate="onLoad"/><svg:desc>formula</svg:desc></draw:frame>, на которые умножаются значения входных портов блока. Число входных портов блока равно размерности этого параметра.</text:p>
              </text:list-item>
              <text:list-item>
                <text:p text:style-name="P13">Суммировать через (количество элементов) – <text:span text:style-name="T19">целое</text:span> число<draw:frame draw:style-name="fr3" draw:name="Object11" text:anchor-type="as-char" svg:width="0.485cm" svg:height="0.549cm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, показывающее через сколько элементов во входных векторах осуществлять суммирование элементов. Размерность выходного сигнала равна этому числу.</text:p>
              </text:list-item>
            </text:list>
            <text:p text:style-name="P5"><text:span text:style-name="T4">Примеры</text:span> заполнения <text:span text:style-name="T12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5"><text:span text:style-name="T14">Числовое</text:span><text:span text:style-name="T12"> задание </text:span><text:span text:style-name="T12">свойств</text:span><text:span text:style-name="T12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10">Весовые коэффициенты входов</text:p>
                </table:table-cell>
                <table:table-cell table:style-name="Таблица1.B3" office:value-type="string">
                  <text:p text:style-name="P5">[<text:span text:style-name="T5">1,1,1</text:span>]</text:p>
                </table:table-cell>
              </table:table-row>
              <table:table-row>
                <table:table-cell table:style-name="Таблица1.A3" office:value-type="string">
                  <text:p text:style-name="P8">Суммировать через (к-во элементов)</text:p>
                </table:table-cell>
                <table:table-cell table:style-name="Таблица1.B4" office:value-type="float" office:value="1">
                  <text:p text:style-name="P5">1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oft-page-break/><text:span text:style-name="T2">Именованное</text:span><text:span text:style-name="T4"> задание </text:span><text:span text:style-name="T16">свойств</text:span><text:span text:style-name="T4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10">Весовые коэффициенты входов</text:p>
                </table:table-cell>
                <table:table-cell table:style-name="Таблица1.B3" office:value-type="string">
                  <text:p text:style-name="P5">[<text:span text:style-name="T5">a1,a2,a3</text:span>]</text:p>
                </table:table-cell>
              </table:table-row>
              <table:table-row>
                <table:table-cell table:style-name="Таблица1.A3" office:value-type="string">
                  <text:p text:style-name="P8">Суммировать через (к-во элементов)</text:p>
                </table:table-cell>
                <table:table-cell table:style-name="Таблица1.B4" office:value-type="float" office:value="2">
                  <text:p text:style-name="P5">2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2">Смешанное</text:span><text:span text:style-name="T4"> задание </text:span><text:span text:style-name="T16">свойств</text:span><text:span text:style-name="T4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10">Весовые коэффициенты входов</text:p>
                </table:table-cell>
                <table:table-cell table:style-name="Таблица1.B3" office:value-type="string">
                  <text:p text:style-name="P11">[a1, <text:span text:style-name="T12">2</text:span>]</text:p>
                </table:table-cell>
              </table:table-row>
              <table:table-row>
                <table:table-cell table:style-name="Таблица1.A3" office:value-type="string">
                  <text:p text:style-name="P8">Суммировать через (к-во элементов)</text:p>
                </table:table-cell>
                <table:table-cell table:style-name="Таблица1.B4" office:value-type="float" office:value="1">
                  <text:p text:style-name="P6">1</text:p>
                </table:table-cell>
              </table:table-row>
            </table:table>
            <text:p text:style-name="P5"><text:span text:style-name="T2">Примечани</text:span><text:span text:style-name="T14">я</text:span>:</text:p>
            <text:list xml:id="list1501746268920719314" text:style-name="L2">
              <text:list-item>
                <text:p text:style-name="P14"><text:span text:style-name="T12">Блок </text:span>формирует <text:span text:style-name="T19">скалярный</text:span> выходной сигнал при<draw:frame draw:style-name="fr3" draw:name="Object12" text:anchor-type="as-char" svg:width="1.145cm" svg:height="0.549cm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и <text:span text:style-name="T19">векторный</text:span> выходной сигнал при<draw:frame draw:style-name="fr3" draw:name="Object13" text:anchor-type="as-char" svg:width="1.145cm" svg:height="0.549cm" draw:z-index="14"><draw:object xlink:href="./Object 13" xlink:type="simple" xlink:show="embed" xlink:actuate="onLoad"/><draw:image xlink:href="./ObjectReplacements/Object 13" xlink:type="simple" xlink:show="embed" xlink:actuate="onLoad"/><svg:desc>formula</svg:desc></draw:frame>.</text:p>
              </text:list-item>
              <text:list-item>
                <text:p text:style-name="P15"><text:span text:style-name="T9">Именованные свойства </text:span><text:span text:style-name="T17">могут быть заданы </text:span><text:span text:style-name="T9">как </text:span><text:span text:style-name="T7">локальные</text:span><text:span text:style-name="T9"> переменные модели (или субмодели) во вкладке </text:span><text:span text:style-name="T7">Параметры,</text:span><text:span text:style-name="T9"> как </text:span><text:span text:style-name="T7">глобальные</text:span><text:span text:style-name="T9"> сигналы проекта при помощи пункта главного меню </text:span><text:span text:style-name="T18">Сервис</text:span><text:span text:style-name="T9"> </text:span><text:span text:style-name="T10">→</text:span><text:span text:style-name="T11"> </text:span><text:span text:style-name="T8">Сигналы,</text:span><text:span text:style-name="T9"> </text:span><text:span text:style-name="T17">или как </text:span><text:span text:style-name="T18">внешние</text:span><text:span text:style-name="T17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уммирование элементов вектора</dc:title>
    <dc:date>2014-11-29T00:28:43.75</dc:date>
    <meta:generator>OpenOffice/4.1.1$Win32 OpenOffice.org_project/411m6$Build-9775</meta:generator>
    <meta:editing-duration>PT3H40M36S</meta:editing-duration>
    <meta:editing-cycles>54</meta:editing-cycles>
    <meta:document-statistic meta:table-count="2" meta:image-count="2" meta:object-count="13" meta:page-count="2" meta:paragraph-count="39" meta:word-count="210" meta:character-count="1536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row>
            <mrow>
              <msub>
                <mi>a</mi>
                <mn>1</mn>
              </msub>
              <mo stretchy="false">⋅</mo>
              <mrow>
                <mo stretchy="false">∑</mo>
                <mrow>
                  <msub>
                    <mi>u</mi>
                    <mrow>
                      <mn>1,</mn>
                      <mi>i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</mrow>
              </mrow>
            </mrow>
            <mo stretchy="false">+</mo>
            <mrow>
              <msub>
                <mi>a</mi>
                <mn>2</mn>
              </msub>
              <mo stretchy="false">⋅</mo>
              <mrow>
                <mo stretchy="false">∑</mo>
                <mrow>
                  <msub>
                    <mi>u</mi>
                    <mrow>
                      <mn>2,</mn>
                      <mi>i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</mrow>
              </mrow>
            </mrow>
          </mrow>
          <mo stretchy="false">+</mo>
          <mn>...</mn>
        </mrow>
      </mrow>
    </mrow>
    <annotation encoding="StarMath 5.0">y(t) = a_1 cdot sum {u_{1,i}(t)} + a_2 cdot sum {u_{2,i}(t)} + ...</annotation>
  </semantics>
</math>
</file>

<file path=Object 10/content.xml><?xml version="1.0" encoding="utf-8"?>
<math xmlns="http://www.w3.org/1998/Math/MathML">
  <semantics>
    <mrow>
      <mrow>
        <mi>k</mi>
        <mo stretchy="false">=</mo>
        <mn>2</mn>
      </mrow>
    </mrow>
    <annotation encoding="StarMath 5.0">k=2</annotation>
  </semantics>
</math>
</file>

<file path=Object 11/content.xml><?xml version="1.0" encoding="utf-8"?>
<math xmlns="http://www.w3.org/1998/Math/MathML">
  <semantics>
    <mrow>
      <mi>k</mi>
    </mrow>
    <annotation encoding="StarMath 5.0">k</annotation>
  </semantics>
</math>
</file>

<file path=Object 12/content.xml><?xml version="1.0" encoding="utf-8"?>
<math xmlns="http://www.w3.org/1998/Math/MathML">
  <semantics>
    <mrow>
      <mrow>
        <mi>k</mi>
        <mo stretchy="false">=</mo>
        <mn>1</mn>
      </mrow>
    </mrow>
    <annotation encoding="StarMath 5.0">k=1</annotation>
  </semantics>
</math>
</file>

<file path=Object 13/content.xml><?xml version="1.0" encoding="utf-8"?>
<math xmlns="http://www.w3.org/1998/Math/MathML">
  <semantics>
    <mrow>
      <mrow>
        <mi>k</mi>
        <mo stretchy="false">&gt;</mo>
        <mn>1</mn>
      </mrow>
    </mrow>
    <annotation encoding="StarMath 5.0">k&gt;1</annotation>
  </semantics>
</math>
</file>

<file path=Object 2/content.xml><?xml version="1.0" encoding="utf-8"?>
<math xmlns="http://www.w3.org/1998/Math/MathML">
  <semantics>
    <mrow>
      <msub>
        <mi>u</mi>
        <mrow>
          <mn>1,</mn>
          <mi>i</mi>
        </mrow>
      </msub>
      <mrow>
        <mo stretchy="false">(</mo>
        <mrow>
          <mi>t</mi>
        </mrow>
        <mo stretchy="false">)</mo>
      </mrow>
      <mi>,</mi>
      <msub>
        <mi>u</mi>
        <mrow>
          <mn>2,</mn>
          <mi>i</mi>
        </mrow>
      </msub>
      <mrow>
        <mo stretchy="false">(</mo>
        <mrow>
          <mi>t</mi>
        </mrow>
        <mo stretchy="false">)</mo>
      </mrow>
      <mi>,</mi>
      <mn>...</mn>
    </mrow>
    <annotation encoding="StarMath 5.0">u_{1,i}(t), u_{2,i}(t), ...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over accent="true">
        <msub>
          <mrow>
            <mi>u</mi>
          </mrow>
          <mrow>
            <mn>1</mn>
          </mrow>
        </msub>
        <mo stretchy="false">⃗</mo>
      </mover>
      <mrow>
        <mo stretchy="false">(</mo>
        <mrow>
          <mi>t</mi>
        </mrow>
        <mo stretchy="false">)</mo>
      </mrow>
      <mi>,</mi>
      <mover accent="true">
        <msub>
          <mrow>
            <mi>u</mi>
          </mrow>
          <mrow>
            <mn>2</mn>
          </mrow>
        </msub>
        <mo stretchy="false">⃗</mo>
      </mover>
      <mrow>
        <mo stretchy="false">(</mo>
        <mrow>
          <mi>t</mi>
        </mrow>
        <mo stretchy="false">)</mo>
      </mrow>
      <mi>,</mi>
      <mn>...</mn>
    </mrow>
    <annotation encoding="StarMath 5.0">vec{u}_{1}(t), vec{u}_{2}(t), ...</annotation>
  </semantics>
</math>
</file>

<file path=Object 5/content.xml><?xml version="1.0" encoding="utf-8"?>
<math xmlns="http://www.w3.org/1998/Math/MathML">
  <semantics>
    <mrow>
      <msub>
        <mi>a</mi>
        <mn>1</mn>
      </msub>
      <mi>,</mi>
      <msub>
        <mi>a</mi>
        <mn>2</mn>
      </msub>
      <mi>,</mi>
      <mn>...</mn>
    </mrow>
    <annotation encoding="StarMath 5.0">a_1 ,a_2 , ...</annotation>
  </semantics>
</math>
</file>

<file path=Object 6/content.xml><?xml version="1.0" encoding="utf-8"?>
<math xmlns="http://www.w3.org/1998/Math/MathML">
  <semantics>
    <mrow>
      <msub>
        <mi>a</mi>
        <mn>1</mn>
      </msub>
      <mi>,</mi>
      <msub>
        <mi>a</mi>
        <mn>2</mn>
      </msub>
      <mi>,</mi>
      <mn>...</mn>
    </mrow>
    <annotation encoding="StarMath 5.0">a_1  ,a_2 , ...</annotation>
  </semantics>
</math>
</file>

<file path=Object 7/content.xml><?xml version="1.0" encoding="utf-8"?>
<math xmlns="http://www.w3.org/1998/Math/MathML">
  <semantics>
    <mrow>
      <mrow>
        <mi>k</mi>
        <mo stretchy="false">&gt;</mo>
        <mn>1</mn>
      </mrow>
    </mrow>
    <annotation encoding="StarMath 5.0">k&gt;1</annotation>
  </semantics>
</math>
</file>

<file path=Object 8/content.xml><?xml version="1.0" encoding="utf-8"?>
<math xmlns="http://www.w3.org/1998/Math/MathML">
  <semantics>
    <mrow>
      <mi>k</mi>
    </mrow>
    <annotation encoding="StarMath 5.0">k</annotation>
  </semantics>
</math>
</file>

<file path=Object 9/content.xml><?xml version="1.0" encoding="utf-8"?>
<math xmlns="http://www.w3.org/1998/Math/MathML">
  <semantics>
    <mtable>
      <mtr>
        <mtd>
          <mrow>
            <msub>
              <mi>y</mi>
              <mn>1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row>
                  <mrow>
                    <msub>
                      <mi>a</mi>
                      <mn>1</mn>
                    </msub>
                    <mo stretchy="false">⋅</mo>
                    <mfenced open="(" close=")">
                      <mrow>
                        <msub>
                          <mi>u</mi>
                          <mrow>
                            <mn>1,1</mn>
                          </mrow>
                        </msub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+</mo>
                          <msub>
                            <mi>u</mi>
                            <mrow>
                              <mn>1,3</mn>
                            </mrow>
                          </msub>
                        </mrow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+</mo>
                          <msub>
                            <mi>u</mi>
                            <mrow>
                              <mn>1,5</mn>
                            </mrow>
                          </msub>
                        </mrow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+</mo>
                          <mn>...</mn>
                        </mrow>
                      </mrow>
                    </mfenced>
                  </mrow>
                  <mo stretchy="false">+</mo>
                  <mrow>
                    <msub>
                      <mi>a</mi>
                      <mn>2</mn>
                    </msub>
                    <mo stretchy="false">⋅</mo>
                    <mfenced open="(" close=")">
                      <mrow>
                        <msub>
                          <mi>u</mi>
                          <mrow>
                            <mn>2,1</mn>
                          </mrow>
                        </msub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+</mo>
                          <msub>
                            <mi>u</mi>
                            <mrow>
                              <mn>2,3</mn>
                            </mrow>
                          </msub>
                        </mrow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+</mo>
                          <msub>
                            <mi>u</mi>
                            <mrow>
                              <mn>2,5</mn>
                            </mrow>
                          </msub>
                        </mrow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+</mo>
                          <mn>...</mn>
                        </mrow>
                      </mrow>
                    </mfenced>
                  </mrow>
                </mrow>
                <mo stretchy="false">+</mo>
                <mn>...</mn>
              </mrow>
            </mrow>
            <mi>;</mi>
          </mrow>
        </mtd>
      </mtr>
      <mtr>
        <mtd>
          <mrow>
            <msub>
              <mi>y</mi>
              <mn>2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row>
                  <mrow>
                    <msub>
                      <mi>a</mi>
                      <mn>1</mn>
                    </msub>
                    <mo stretchy="false">⋅</mo>
                    <mfenced open="(" close=")">
                      <mrow>
                        <msub>
                          <mi>u</mi>
                          <mrow>
                            <mn>1,2</mn>
                          </mrow>
                        </msub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+</mo>
                          <msub>
                            <mi>u</mi>
                            <mrow>
                              <mn>1,4</mn>
                            </mrow>
                          </msub>
                        </mrow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+</mo>
                          <msub>
                            <mi>u</mi>
                            <mrow>
                              <mn>1,6</mn>
                            </mrow>
                          </msub>
                        </mrow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+</mo>
                          <mn>...</mn>
                        </mrow>
                      </mrow>
                    </mfenced>
                  </mrow>
                  <mo stretchy="false">+</mo>
                  <mrow>
                    <msub>
                      <mi>a</mi>
                      <mn>2</mn>
                    </msub>
                    <mo stretchy="false">⋅</mo>
                    <mfenced open="(" close=")">
                      <mrow>
                        <msub>
                          <mi>u</mi>
                          <mrow>
                            <mn>2,2</mn>
                          </mrow>
                        </msub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+</mo>
                          <msub>
                            <mi>u</mi>
                            <mrow>
                              <mn>2,4</mn>
                            </mrow>
                          </msub>
                        </mrow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+</mo>
                          <msub>
                            <mi>u</mi>
                            <mrow>
                              <mn>2,6</mn>
                            </mrow>
                          </msub>
                        </mrow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+</mo>
                          <mn>...</mn>
                        </mrow>
                      </mrow>
                    </mfenced>
                  </mrow>
                </mrow>
                <mo stretchy="false">+</mo>
                <mn>...</mn>
              </mrow>
            </mrow>
            <mi>;</mi>
          </mrow>
        </mtd>
      </mtr>
    </mtable>
    <annotation encoding="StarMath 5.0">y_1(t) = a_1 cdot left ( u_{1,1}(t) + u_{1,3}(t) + u_{1,5}(t) + ... right ) + a_2 cdot left ( u_{2,1}(t) + u_{2,3}(t) + u_{2,5}(t) + ... right ) + ... ;
newline
y_2(t) = a_1 cdot left ( u_{1,2}(t) + u_{1,4}(t) + u_{1,6}(t) + ... right ) + a_2 cdot left ( u_{2,2}(t) + u_{2,4}(t) + u_{2,6}(t) + ... right ) + ... ;</annotation>
  </semantics>
</math>
</file>